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irst</text:p>
          </table:table-cell>
          <table:table-cell office:value-type="time" office:time-value="PT11H47M48.000S" table:style-name="ce9">
            <text:p>11:47:48</text:p>
          </table:table-cell>
          <table:table-cell office:value-type="string" table:style-name="ce12">
            <text:p>Last</text:p>
          </table:table-cell>
          <table:table-cell office:value-type="time" office:time-value="PT11H49M48.000S" table:style-name="ce9">
            <text:p>11:49:48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9.8800000000000008" table:style-name="ce13">
            <text:p>10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8.339999999999996" table:style-name="ce14">
            <text:p>48.3</text:p>
          </table:table-cell>
          <table:table-cell office:value-type="float" office:value="6.92" table:style-name="ce14">
            <text:p>6.9</text:p>
          </table:table-cell>
          <table:table-cell office:value-type="float" office:value="0.1" table:style-name="ce14">
            <text:p>0.1</text:p>
          </table:table-cell>
          <table:table-cell office:value-type="float" office:value="44.62" table:style-name="ce14">
            <text:p>44.6</text:p>
          </table:table-cell>
          <table:table-cell office:value-type="float" office:value="55.260000000000005" table:style-name="ce14">
            <text:p>55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7" table:style-name="ce13">
            <text:p>17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4.2" table:style-name="ce14">
            <text:p>74.2</text:p>
          </table:table-cell>
          <table:table-cell office:value-type="float" office:value="13.7" table:style-name="ce14">
            <text:p>13.7</text:p>
          </table:table-cell>
          <table:table-cell office:value-type="float" office:value="0.2" table:style-name="ce14">
            <text:p>0.2</text:p>
          </table:table-cell>
          <table:table-cell office:value-type="float" office:value="97.5" table:style-name="ce14">
            <text:p>97.5</text:p>
          </table:table-cell>
          <table:table-cell office:value-type="float" office:value="81.2" table:style-name="ce14">
            <text:p>81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627H49M18.000S" table:style-name="ce9">
            <text:p>11:49:18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5349606950765413" table:style-name="ce14">
            <text:p>1.5</text:p>
          </table:table-cell>
          <table:table-cell office:value-type="float" office:value="1.9797687861271676" table:style-name="ce14">
            <text:p>2.0</text:p>
          </table:table-cell>
          <table:table-cell office:value-type="float" office:value="2" table:style-name="ce14">
            <text:p>2.0</text:p>
          </table:table-cell>
          <table:table-cell office:value-type="float" office:value="2.1851187808157779" table:style-name="ce14">
            <text:p>2.2</text:p>
          </table:table-cell>
          <table:table-cell office:value-type="float" office:value="1.4694173000361925" table:style-name="ce14">
            <text:p>1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7.47" table:style-name="ce13">
            <text:p>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50.04799999999997" table:style-name="ce13">
            <text:p>15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4.9784069097888684E-2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16T00:00:00" table:style-name="ce5">
            <text:p>16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47.470S" table:style-name="ce6">
            <text:p>00:11: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2.11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8519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411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88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9141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195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6044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096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194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1234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284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6041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2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0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37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3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9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4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452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39990 0 5500 505560 6970 0 203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0765 0 1215 125774 1182 0 86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0719 0 1865 123941 3279 0 42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9336 0 1302 128487 577 0 32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9168 0 1117 127357 1930 0 41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441775 52 459 0 0 0 0 2 0 1 0 0 0 360 0 15107 68 0 0 0 0 0 0 0 22 0 0 0 0 0 0 0 0 66189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6644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1877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2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3967249 0 234525 19156 3450351 15149 0 436 89644 156 1578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333048758 3420424 <text:s text:c="3"/>0 <text:s text:c="3"/>0 <text:s text:c="3"/>0 <text:s text:c="4"/>0 <text:s text:c="9"/>0 <text:s text:c="8"/>0 2333048758 3420424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7015210 <text:s text:c="2"/>39026 <text:s text:c="3"/>0 <text:s text:c="3"/>0 <text:s text:c="3"/>0 <text:s text:c="4"/>0 <text:s text:c="9"/>0 <text:s text:c="8"/>0 47532515 <text:s text:c="2"/>4315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364 5995 669494 161124 3742 104972 872680 1318552 0 71492 14814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261 5965 668442 160476 3739 104972 872680 1318516 0 71324 14808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88 0 0 0 0 0 88 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64 0 0 0 0 0 460 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49 106709 21 19 4 58 24 29 20 0 1 0 4 2932736 398 4294967295 2203648 2303484 0 0 0 0 0 4096 536946211 4294967295 0 0 0 3 0 0 15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398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9026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4315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7015210 (7.0 MB) <text:s/>TX bytes:47532515 (47.5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420424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420424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333048758 (2.3 GB) <text:s/>TX bytes:2333048758 (2.3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4 <text:s text:c="5"/>2956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472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902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627H47M48.000S" table:style-name="ce9">
            <text:p>11:47:48</text:p>
          </table:table-cell>
          <table:table-cell office:value-type="float" office:value="1.4" table:style-name="ce1">
            <text:p>1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97.5" table:style-name="ce1">
            <text:p>97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7H48M18.000S" table:style-name="ce9">
            <text:p>11:48:18</text:p>
          </table:table-cell>
          <table:table-cell office:value-type="float" office:value="49.9" table:style-name="ce1">
            <text:p>49.9</text:p>
          </table:table-cell>
          <table:table-cell office:value-type="float" office:value="6.2" table:style-name="ce1">
            <text:p>6.2</text:p>
          </table:table-cell>
          <table:table-cell office:value-type="float" office:value="0.2" table:style-name="ce1">
            <text:p>0.2</text:p>
          </table:table-cell>
          <table:table-cell office:value-type="float" office:value="43.6" table:style-name="ce1">
            <text:p>43.6</text:p>
          </table:table-cell>
          <table:table-cell office:value-type="float" office:value="56.1" table:style-name="ce1">
            <text:p>56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7H48M48.000S" table:style-name="ce9">
            <text:p>11:48:48</text:p>
          </table:table-cell>
          <table:table-cell office:value-type="float" office:value="74.2" table:style-name="ce1">
            <text:p>74.2</text:p>
          </table:table-cell>
          <table:table-cell office:value-type="float" office:value="7" table:style-name="ce1">
            <text:p>7</text:p>
          </table:table-cell>
          <table:table-cell office:value-type="float" office:value="0.1" table:style-name="ce1">
            <text:p>0.1</text:p>
          </table:table-cell>
          <table:table-cell office:value-type="float" office:value="18.8" table:style-name="ce1">
            <text:p>18.8</text:p>
          </table:table-cell>
          <table:table-cell office:value-type="float" office:value="81.2" table:style-name="ce1">
            <text:p>81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7H49M18.000S" table:style-name="ce9">
            <text:p>11:49:18</text:p>
          </table:table-cell>
          <table:table-cell office:value-type="float" office:value="67.5" table:style-name="ce1">
            <text:p>67.5</text:p>
          </table:table-cell>
          <table:table-cell office:value-type="float" office:value="13.7" table:style-name="ce1">
            <text:p>13.7</text:p>
          </table:table-cell>
          <table:table-cell office:value-type="float" office:value="0.1" table:style-name="ce1">
            <text:p>0.1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81.2" table:style-name="ce1">
            <text:p>81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7H49M48.000S" table:style-name="ce9">
            <text:p>11:49:48</text:p>
          </table:table-cell>
          <table:table-cell office:value-type="float" office:value="48.7" table:style-name="ce1">
            <text:p>48.7</text:p>
          </table:table-cell>
          <table:table-cell office:value-type="float" office:value="6.6" table:style-name="ce1">
            <text:p>6.6</text:p>
          </table:table-cell>
          <table:table-cell office:value-type="float" office:value="0.1" table:style-name="ce1">
            <text:p>0.1</text:p>
          </table:table-cell>
          <table:table-cell office:value-type="float" office:value="44.6" table:style-name="ce1">
            <text:p>44.6</text:p>
          </table:table-cell>
          <table:table-cell office:value-type="float" office:value="55.300000000000004" table:style-name="ce1">
            <text:p>55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8.339999999999996" table:style-name="ce1">
            <text:p>48.34</text:p>
          </table:table-cell>
          <table:table-cell office:value-type="float" office:value="6.92" table:style-name="ce1">
            <text:p>6.92</text:p>
          </table:table-cell>
          <table:table-cell office:value-type="float" office:value="0.1" table:style-name="ce1">
            <text:p>0.1</text:p>
          </table:table-cell>
          <table:table-cell office:value-type="float" office:value="44.62" table:style-name="ce1">
            <text:p>44.62</text:p>
          </table:table-cell>
          <table:table-cell office:value-type="float" office:value="55.260000000000005" table:style-name="ce1">
            <text:p>55.26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8.04" table:style-name="ce11">
            <text:p>48.0</text:p>
          </table:table-cell>
          <table:table-cell office:value-type="float" office:value="6.9399999999999995" table:style-name="ce11">
            <text:p>6.9</text:p>
          </table:table-cell>
          <table:table-cell office:value-type="float" office:value="0.33999999999999997" table:style-name="ce11">
            <text:p>0.3</text:p>
          </table:table-cell>
          <table:table-cell office:value-type="float" office:value="44.660000000000004" table:style-name="ce11">
            <text:p>44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0.279999999999994" table:style-name="ce11">
            <text:p>50.3</text:p>
          </table:table-cell>
          <table:table-cell office:value-type="float" office:value="6.7800000000000011" table:style-name="ce11">
            <text:p>6.8</text:p>
          </table:table-cell>
          <table:table-cell office:value-type="float" office:value="0.52" table:style-name="ce11">
            <text:p>0.5</text:p>
          </table:table-cell>
          <table:table-cell office:value-type="float" office:value="42.44" table:style-name="ce11">
            <text:p>42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9.48" table:style-name="ce11">
            <text:p>49.5</text:p>
          </table:table-cell>
          <table:table-cell office:value-type="float" office:value="7.18" table:style-name="ce11">
            <text:p>7.2</text:p>
          </table:table-cell>
          <table:table-cell office:value-type="float" office:value="0.12000000000000002" table:style-name="ce11">
            <text:p>0.1</text:p>
          </table:table-cell>
          <table:table-cell office:value-type="float" office:value="43.220000000000006" table:style-name="ce11">
            <text:p>43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0.08" table:style-name="ce11">
            <text:p>50.1</text:p>
          </table:table-cell>
          <table:table-cell office:value-type="float" office:value="6.7200000000000006" table:style-name="ce11">
            <text:p>6.7</text:p>
          </table:table-cell>
          <table:table-cell office:value-type="float" office:value="0.44000000000000006" table:style-name="ce11">
            <text:p>0.4</text:p>
          </table:table-cell>
          <table:table-cell office:value-type="float" office:value="42.780000000000008" table:style-name="ce11">
            <text:p>42.8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472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902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627H47M48.000S" table:style-name="ce9">
            <text:p>11:47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627H48M18.000S" table:style-name="ce9">
            <text:p>11:48:18</text:p>
          </table:table-cell>
          <table:table-cell office:value-type="float" office:value="233.8" table:style-name="ce1">
            <text:p>233.8</text:p>
          </table:table-cell>
          <table:table-cell office:value-type="float" office:value="70.400000000000006" table:style-name="ce1">
            <text:p>70.4</text:p>
          </table:table-cell>
          <table:table-cell office:value-type="float" office:value="10.4" table:style-name="ce1">
            <text:p>10.4</text:p>
          </table:table-cell>
          <table:table-cell table:number-columns-repeated="16380"/>
        </table:table-row>
        <table:table-row table:style-name="ro1">
          <table:table-cell office:value-type="time" office:time-value="PT983627H48M48.000S" table:style-name="ce9">
            <text:p>11:48:48</text:p>
          </table:table-cell>
          <table:table-cell office:value-type="float" office:value="9.6" table:style-name="ce1">
            <text:p>9.6</text:p>
          </table:table-cell>
          <table:table-cell office:value-type="float" office:value="2647.6" table:style-name="ce1">
            <text:p>2647.6</text:p>
          </table:table-cell>
          <table:table-cell office:value-type="float" office:value="12.2" table:style-name="ce1">
            <text:p>12.2</text:p>
          </table:table-cell>
          <table:table-cell table:number-columns-repeated="16380"/>
        </table:table-row>
        <table:table-row table:style-name="ro1">
          <table:table-cell office:value-type="time" office:time-value="PT983627H49M18.000S" table:style-name="ce9">
            <text:p>11:49:18</text:p>
          </table:table-cell>
          <table:table-cell office:value-type="float" office:value="5.6" table:style-name="ce1">
            <text:p>5.6</text:p>
          </table:table-cell>
          <table:table-cell office:value-type="float" office:value="1480.4" table:style-name="ce1">
            <text:p>1480.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time" office:time-value="PT983627H49M48.000S" table:style-name="ce9">
            <text:p>11:49:48</text:p>
          </table:table-cell>
          <table:table-cell office:value-type="float" office:value="0" table:style-name="ce1">
            <text:p>0</text:p>
          </table:table-cell>
          <table:table-cell office:value-type="float" office:value="803.2" table:style-name="ce1">
            <text:p>803.2</text:p>
          </table:table-cell>
          <table:table-cell office:value-type="float" office:value="9.8000000000000007" table:style-name="ce1">
            <text:p>9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9.8" table:formula="msoxl:=AVERAGE(B2:B6)" table:style-name="ce8">
            <text:p>49.8</text:p>
          </table:table-cell>
          <table:table-cell office:value-type="float" office:value="1000.3199999999999" table:formula="msoxl:=AVERAGE(C2:C6)" table:style-name="ce8">
            <text:p>1000.3</text:p>
          </table:table-cell>
          <table:table-cell office:value-type="float" office:value="9.8800000000000008" table:formula="msoxl:=AVERAGE(D2:D6)" table:style-name="ce8">
            <text:p>9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70.22393574297189" table:formula="msoxl:=IF(B8=0,0,MAX(SUMPRODUCT(B2:B6,B2:B6)/SUM(B2:B6)-B8,0))" table:style-name="ce8">
            <text:p>170.2</text:p>
          </table:table-cell>
          <table:table-cell office:value-type="float" office:value="969.34097248880403" table:formula="msoxl:=IF(C8=0,0,MAX(SUMPRODUCT(C2:C6,C2:C6)/SUM(C2:C6)-C8,0))" table:style-name="ce8">
            <text:p>969.3</text:p>
          </table:table-cell>
          <table:table-cell office:value-type="float" office:value="3.1167611336032355" table:formula="msoxl:=IF(D8=0,0,MAX(SUMPRODUCT(D2:D6,D2:D6)/SUM(D2:D6)-D8,0))" table:style-name="ce8">
            <text:p>3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3.776064257028111" table:formula="msoxl:=ABS(MAX(B2:B6)-B8-B9)" table:style-name="ce8">
            <text:p>13.8</text:p>
          </table:table-cell>
          <table:table-cell office:value-type="float" office:value="677.93902751119595" table:formula="msoxl:=ABS(MAX(C2:C6)-C8-C9)" table:style-name="ce8">
            <text:p>677.9</text:p>
          </table:table-cell>
          <table:table-cell office:value-type="float" office:value="4.0032388663967637" table:formula="msoxl:=ABS(MAX(D2:D6)-D8-D9)" table:style-name="ce8">
            <text:p>4.0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472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902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7H47M48.000S" table:style-name="ce9">
            <text:p>11:47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7H48M18.000S" table:style-name="ce9">
            <text:p>11:48:18</text:p>
          </table:table-cell>
          <table:table-cell office:value-type="float" office:value="29.4" table:style-name="ce1">
            <text:p>29.4</text:p>
          </table:table-cell>
          <table:table-cell office:value-type="float" office:value="29.4" table:style-name="ce1">
            <text:p>2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8.8" table:style-name="ce1">
            <text:p>58.8</text:p>
          </table:table-cell>
          <table:table-cell table:number-columns-repeated="16128"/>
        </table:table-row>
        <table:table-row table:style-name="ro1">
          <table:table-cell office:value-type="time" office:time-value="PT983627H48M48.000S" table:style-name="ce9">
            <text:p>11:48:48</text:p>
          </table:table-cell>
          <table:table-cell office:value-type="float" office:value="216.6" table:style-name="ce1">
            <text:p>216.6</text:p>
          </table:table-cell>
          <table:table-cell office:value-type="float" office:value="216.6" table:style-name="ce1">
            <text:p>21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33.2" table:style-name="ce1">
            <text:p>433.2</text:p>
          </table:table-cell>
          <table:table-cell table:number-columns-repeated="16128"/>
        </table:table-row>
        <table:table-row table:style-name="ro1">
          <table:table-cell office:value-type="time" office:time-value="PT983627H49M18.000S" table:style-name="ce9">
            <text:p>11:49:18</text:p>
          </table:table-cell>
          <table:table-cell office:value-type="float" office:value="87.1" table:style-name="ce1">
            <text:p>87.1</text:p>
          </table:table-cell>
          <table:table-cell office:value-type="float" office:value="87.1" table:style-name="ce1">
            <text:p>8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4.2" table:style-name="ce1">
            <text:p>174.2</text:p>
          </table:table-cell>
          <table:table-cell table:number-columns-repeated="16128"/>
        </table:table-row>
        <table:table-row table:style-name="ro1">
          <table:table-cell office:value-type="time" office:time-value="PT983627H49M48.000S" table:style-name="ce9">
            <text:p>11:49:48</text:p>
          </table:table-cell>
          <table:table-cell office:value-type="float" office:value="82.5" table:style-name="ce1">
            <text:p>82.5</text:p>
          </table:table-cell>
          <table:table-cell office:value-type="float" office:value="82.5" table:style-name="ce1">
            <text:p>8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5" table:style-name="ce1">
            <text:p>165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3.12" table:formula="msoxl:=AVERAGE(B2:B6)" table:style-name="ce8">
            <text:p>83.1</text:p>
          </table:table-cell>
          <table:table-cell office:value-type="float" office:value="83.12" table:formula="msoxl:=AVERAGE(C2:C6)" table:style-name="ce8">
            <text:p>83.1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6.477160731472537" table:formula="msoxl:=IF(B8=0,0,MAX(SUMPRODUCT(B2:B6,B2:B6)/SUM(B2:B6)-B8,0))" table:style-name="ce8">
            <text:p>66.5</text:p>
          </table:table-cell>
          <table:table-cell office:value-type="float" office:value="66.477160731472537" table:formula="msoxl:=IF(C8=0,0,MAX(SUMPRODUCT(C2:C6,C2:C6)/SUM(C2:C6)-C8,0))" table:style-name="ce8">
            <text:p>66.5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7.002839268527453" table:formula="msoxl:=ABS(MAX(B2:B6)-B8-B9)" table:style-name="ce8">
            <text:p>67.0</text:p>
          </table:table-cell>
          <table:table-cell office:value-type="float" office:value="67.002839268527453" table:formula="msoxl:=ABS(MAX(C2:C6)-C8-C9)" table:style-name="ce8">
            <text:p>67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49.59716073147254" table:formula="msoxl:=B8+ B9" table:style-name="ce8">
            <text:p>149.6</text:p>
          </table:table-cell>
          <table:table-cell office:value-type="float" office:value="149.59716073147254" table:formula="msoxl:=C8+ C9" table:style-name="ce8">
            <text:p>149.6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472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902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7H47M48.000S" table:style-name="ce9">
            <text:p>11:47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7H48M18.000S" table:style-name="ce9">
            <text:p>11:48:18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" table:style-name="ce1">
            <text:p>11</text:p>
          </table:table-cell>
          <table:table-cell table:number-columns-repeated="16128"/>
        </table:table-row>
        <table:table-row table:style-name="ro1">
          <table:table-cell office:value-type="time" office:time-value="PT983627H48M48.000S" table:style-name="ce9">
            <text:p>11:48:48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2" table:style-name="ce1">
            <text:p>7.2</text:p>
          </table:table-cell>
          <table:table-cell table:number-columns-repeated="16128"/>
        </table:table-row>
        <table:table-row table:style-name="ro1">
          <table:table-cell office:value-type="time" office:time-value="PT983627H49M18.000S" table:style-name="ce9">
            <text:p>11:49:18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" table:style-name="ce1">
            <text:p>7</text:p>
          </table:table-cell>
          <table:table-cell table:number-columns-repeated="16128"/>
        </table:table-row>
        <table:table-row table:style-name="ro1">
          <table:table-cell office:value-type="time" office:time-value="PT983627H49M48.000S" table:style-name="ce9">
            <text:p>11:49:48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7800000000000002" table:formula="msoxl:=AVERAGE(B2:B6)" table:style-name="ce8">
            <text:p>2.8</text:p>
          </table:table-cell>
          <table:table-cell office:value-type="float" office:value="2.7800000000000002" table:formula="msoxl:=AVERAGE(C2:C6)" table:style-name="ce8">
            <text:p>2.8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331510791366906" table:formula="msoxl:=IF(B8=0,0,MAX(SUMPRODUCT(B2:B6,B2:B6)/SUM(B2:B6)-B8,0))" table:style-name="ce8">
            <text:p>1.3</text:p>
          </table:table-cell>
          <table:table-cell office:value-type="float" office:value="1.331510791366906" table:formula="msoxl:=IF(C8=0,0,MAX(SUMPRODUCT(C2:C6,C2:C6)/SUM(C2:C6)-C8,0))" table:style-name="ce8">
            <text:p>1.3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3884892086330938" table:formula="msoxl:=ABS(MAX(B2:B6)-B8-B9)" table:style-name="ce8">
            <text:p>1.4</text:p>
          </table:table-cell>
          <table:table-cell office:value-type="float" office:value="1.3884892086330938" table:formula="msoxl:=ABS(MAX(C2:C6)-C8-C9)" table:style-name="ce8">
            <text:p>1.4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1115107913669062" table:formula="msoxl:=B8+ B9" table:style-name="ce8">
            <text:p>4.1</text:p>
          </table:table-cell>
          <table:table-cell office:value-type="float" office:value="4.1115107913669062" table:formula="msoxl:=C8+ C9" table:style-name="ce8">
            <text:p>4.1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472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902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7H47M48.000S" table:style-name="ce9">
            <text:p>11:47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7H48M18.000S" table:style-name="ce9">
            <text:p>11:48:18</text:p>
          </table:table-cell>
          <table:table-cell office:value-type="float" office:value="116.9" table:style-name="ce1">
            <text:p>116.9</text:p>
          </table:table-cell>
          <table:table-cell office:value-type="float" office:value="116.9" table:style-name="ce1">
            <text:p>11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3.8" table:style-name="ce1">
            <text:p>233.8</text:p>
          </table:table-cell>
          <table:table-cell table:number-columns-repeated="16128"/>
        </table:table-row>
        <table:table-row table:style-name="ro1">
          <table:table-cell office:value-type="time" office:time-value="PT983627H48M48.000S" table:style-name="ce9">
            <text:p>11:48:48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6" table:style-name="ce1">
            <text:p>9.6</text:p>
          </table:table-cell>
          <table:table-cell table:number-columns-repeated="16128"/>
        </table:table-row>
        <table:table-row table:style-name="ro1">
          <table:table-cell office:value-type="time" office:time-value="PT983627H49M18.000S" table:style-name="ce9">
            <text:p>11:49:18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3627H49M48.000S" table:style-name="ce9">
            <text:p>11:49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4.9" table:formula="msoxl:=AVERAGE(B2:B6)" table:style-name="ce8">
            <text:p>24.9</text:p>
          </table:table-cell>
          <table:table-cell office:value-type="float" office:value="24.9" table:formula="msoxl:=AVERAGE(C2:C6)" table:style-name="ce8">
            <text:p>24.9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5.111967871485945" table:formula="msoxl:=IF(B8=0,0,MAX(SUMPRODUCT(B2:B6,B2:B6)/SUM(B2:B6)-B8,0))" table:style-name="ce8">
            <text:p>85.1</text:p>
          </table:table-cell>
          <table:table-cell office:value-type="float" office:value="85.111967871485945" table:formula="msoxl:=IF(C8=0,0,MAX(SUMPRODUCT(C2:C6,C2:C6)/SUM(C2:C6)-C8,0))" table:style-name="ce8">
            <text:p>85.1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.8880321285140553" table:formula="msoxl:=ABS(MAX(B2:B6)-B8-B9)" table:style-name="ce8">
            <text:p>6.9</text:p>
          </table:table-cell>
          <table:table-cell office:value-type="float" office:value="6.8880321285140553" table:formula="msoxl:=ABS(MAX(C2:C6)-C8-C9)" table:style-name="ce8">
            <text:p>6.9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10.01196787148595" table:formula="msoxl:=B8+ B9" table:style-name="ce8">
            <text:p>110.0</text:p>
          </table:table-cell>
          <table:table-cell office:value-type="float" office:value="110.01196787148595" table:formula="msoxl:=C8+ C9" table:style-name="ce8">
            <text:p>110.0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472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902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7H47M48.000S" table:style-name="ce9">
            <text:p>11:47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7H48M18.000S" table:style-name="ce9">
            <text:p>11:48:18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0.400000000000006" table:style-name="ce1">
            <text:p>70.4</text:p>
          </table:table-cell>
          <table:table-cell table:number-columns-repeated="16128"/>
        </table:table-row>
        <table:table-row table:style-name="ro1">
          <table:table-cell office:value-type="time" office:time-value="PT983627H48M48.000S" table:style-name="ce9">
            <text:p>11:48:48</text:p>
          </table:table-cell>
          <table:table-cell office:value-type="float" office:value="1323.8" table:style-name="ce1">
            <text:p>1323.8</text:p>
          </table:table-cell>
          <table:table-cell office:value-type="float" office:value="1323.8" table:style-name="ce1">
            <text:p>132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47.6" table:style-name="ce1">
            <text:p>2647.6</text:p>
          </table:table-cell>
          <table:table-cell table:number-columns-repeated="16128"/>
        </table:table-row>
        <table:table-row table:style-name="ro1">
          <table:table-cell office:value-type="time" office:time-value="PT983627H49M18.000S" table:style-name="ce9">
            <text:p>11:49:18</text:p>
          </table:table-cell>
          <table:table-cell office:value-type="float" office:value="740.2" table:style-name="ce1">
            <text:p>740.2</text:p>
          </table:table-cell>
          <table:table-cell office:value-type="float" office:value="740.2" table:style-name="ce1">
            <text:p>74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80.4" table:style-name="ce1">
            <text:p>1480.4</text:p>
          </table:table-cell>
          <table:table-cell table:number-columns-repeated="16128"/>
        </table:table-row>
        <table:table-row table:style-name="ro1">
          <table:table-cell office:value-type="time" office:time-value="PT983627H49M48.000S" table:style-name="ce9">
            <text:p>11:49:48</text:p>
          </table:table-cell>
          <table:table-cell office:value-type="float" office:value="401.6" table:style-name="ce1">
            <text:p>401.6</text:p>
          </table:table-cell>
          <table:table-cell office:value-type="float" office:value="401.6" table:style-name="ce1">
            <text:p>40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03.2" table:style-name="ce1">
            <text:p>803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00.15999999999997" table:formula="msoxl:=AVERAGE(B2:B6)" table:style-name="ce8">
            <text:p>500.2</text:p>
          </table:table-cell>
          <table:table-cell office:value-type="float" office:value="500.15999999999997" table:formula="msoxl:=AVERAGE(C2:C6)" table:style-name="ce8">
            <text:p>500.2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84.67048624440201" table:formula="msoxl:=IF(B8=0,0,MAX(SUMPRODUCT(B2:B6,B2:B6)/SUM(B2:B6)-B8,0))" table:style-name="ce8">
            <text:p>484.7</text:p>
          </table:table-cell>
          <table:table-cell office:value-type="float" office:value="484.67048624440201" table:formula="msoxl:=IF(C8=0,0,MAX(SUMPRODUCT(C2:C6,C2:C6)/SUM(C2:C6)-C8,0))" table:style-name="ce8">
            <text:p>484.7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38.96951375559797" table:formula="msoxl:=ABS(MAX(B2:B6)-B8-B9)" table:style-name="ce8">
            <text:p>339.0</text:p>
          </table:table-cell>
          <table:table-cell office:value-type="float" office:value="338.96951375559797" table:formula="msoxl:=ABS(MAX(C2:C6)-C8-C9)" table:style-name="ce8">
            <text:p>339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84.83048624440198" table:formula="msoxl:=B8+ B9" table:style-name="ce8">
            <text:p>984.8</text:p>
          </table:table-cell>
          <table:table-cell office:value-type="float" office:value="984.83048624440198" table:formula="msoxl:=C8+ C9" table:style-name="ce8">
            <text:p>984.8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472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902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7H47M48.000S" table:style-name="ce9">
            <text:p>11:47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7H48M18.000S" table:style-name="ce9">
            <text:p>11:48:18</text:p>
          </table:table-cell>
          <table:table-cell office:value-type="float" office:value="5.2" table:style-name="ce1">
            <text:p>5.2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4" table:style-name="ce1">
            <text:p>10.4</text:p>
          </table:table-cell>
          <table:table-cell table:number-columns-repeated="16128"/>
        </table:table-row>
        <table:table-row table:style-name="ro1">
          <table:table-cell office:value-type="time" office:time-value="PT983627H48M48.000S" table:style-name="ce9">
            <text:p>11:48:48</text:p>
          </table:table-cell>
          <table:table-cell office:value-type="float" office:value="6.1" table:style-name="ce1">
            <text:p>6.1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2" table:style-name="ce1">
            <text:p>12.2</text:p>
          </table:table-cell>
          <table:table-cell table:number-columns-repeated="16128"/>
        </table:table-row>
        <table:table-row table:style-name="ro1">
          <table:table-cell office:value-type="time" office:time-value="PT983627H49M18.000S" table:style-name="ce9">
            <text:p>11:49:18</text:p>
          </table:table-cell>
          <table:table-cell office:value-type="float" office:value="8.5" table:style-name="ce1">
            <text:p>8.5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" table:style-name="ce1">
            <text:p>17</text:p>
          </table:table-cell>
          <table:table-cell table:number-columns-repeated="16128"/>
        </table:table-row>
        <table:table-row table:style-name="ro1">
          <table:table-cell office:value-type="time" office:time-value="PT983627H49M48.000S" table:style-name="ce9">
            <text:p>11:49:4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8000000000000007" table:style-name="ce1">
            <text:p>9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9400000000000004" table:formula="msoxl:=AVERAGE(B2:B6)" table:style-name="ce8">
            <text:p>4.9</text:p>
          </table:table-cell>
          <table:table-cell office:value-type="float" office:value="4.9400000000000004" table:formula="msoxl:=AVERAGE(C2:C6)" table:style-name="ce8">
            <text:p>4.9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5583805668016177" table:formula="msoxl:=IF(B8=0,0,MAX(SUMPRODUCT(B2:B6,B2:B6)/SUM(B2:B6)-B8,0))" table:style-name="ce8">
            <text:p>1.6</text:p>
          </table:table-cell>
          <table:table-cell office:value-type="float" office:value="1.5583805668016177" table:formula="msoxl:=IF(C8=0,0,MAX(SUMPRODUCT(C2:C6,C2:C6)/SUM(C2:C6)-C8,0))" table:style-name="ce8">
            <text:p>1.6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0016194331983819" table:formula="msoxl:=ABS(MAX(B2:B6)-B8-B9)" table:style-name="ce8">
            <text:p>2.0</text:p>
          </table:table-cell>
          <table:table-cell office:value-type="float" office:value="2.0016194331983819" table:formula="msoxl:=ABS(MAX(C2:C6)-C8-C9)" table:style-name="ce8">
            <text:p>2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4983805668016181" table:formula="msoxl:=B8+ B9" table:style-name="ce8">
            <text:p>6.5</text:p>
          </table:table-cell>
          <table:table-cell office:value-type="float" office:value="6.4983805668016181" table:formula="msoxl:=C8+ C9" table:style-name="ce8">
            <text:p>6.5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472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627H47M48.000S" table:style-name="ce9">
            <text:p>11:47:48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7H48M18.000S" table:style-name="ce9">
            <text:p>11:48:18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7H48M48.000S" table:style-name="ce9">
            <text:p>11:48:48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7H49M18.000S" table:style-name="ce9">
            <text:p>11:49:18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7H49M48.000S" table:style-name="ce9">
            <text:p>11:49:48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620000000000005" table:formula="msoxl:=AVERAGE(B2:B6)" table:style-name="ce8">
            <text:p>56.6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office:value-type="float" office:value="0" table:formula="msoxl:=AVERAGE(F2:F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.5213705403313043E-4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office:value-type="float" office:value="0" table:formula="msoxl:=IF(F8=0,0,MAX(SUMPRODUCT(F2:F6,F2:F6)/SUM(F2:F6)-F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7954786294595948" table:formula="msoxl:=ABS(MAX(B2:B6)-B8-B9)" table:style-name="ce8">
            <text:p>0.2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office:value-type="float" office:value="0" table:formula="msoxl:=ABS(MAX(F2:F6)-F8-F9)" table:style-name="ce8">
            <text:p>0.0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472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902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627H47M48.000S" table:style-name="ce9">
            <text:p>11:47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38.1000000000004" table:style-name="ce1">
            <text:p>4738.1</text:p>
          </table:table-cell>
          <table:table-cell office:value-type="float" office:value="4026.9" table:style-name="ce1">
            <text:p>4026.9</text:p>
          </table:table-cell>
          <table:table-cell office:value-type="float" office:value="711.2" table:style-name="ce1">
            <text:p>711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72.1" table:style-name="ce1">
            <text:p>672.1</text:p>
          </table:table-cell>
          <table:table-cell office:value-type="float" office:value="1869.5" table:style-name="ce1">
            <text:p>1869.5</text:p>
          </table:table-cell>
          <table:table-cell office:value-type="float" office:value="-1" table:style-name="ce1">
            <text:p>-1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0" table:style-name="ce1">
            <text:p>0</text:p>
          </table:table-cell>
          <table:table-cell office:value-type="float" office:value="409.6" table:style-name="ce1">
            <text:p>409.6</text:p>
          </table:table-cell>
          <table:table-cell table:number-columns-repeated="16368"/>
        </table:table-row>
        <table:table-row table:style-name="ro1">
          <table:table-cell office:value-type="time" office:time-value="PT983627H48M18.000S" table:style-name="ce9">
            <text:p>11:48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05.3999999999996" table:style-name="ce1">
            <text:p>4605.4</text:p>
          </table:table-cell>
          <table:table-cell office:value-type="float" office:value="3895.8" table:style-name="ce1">
            <text:p>3895.8</text:p>
          </table:table-cell>
          <table:table-cell office:value-type="float" office:value="709.6" table:style-name="ce1">
            <text:p>709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4.2" table:style-name="ce1">
            <text:p>694.2</text:p>
          </table:table-cell>
          <table:table-cell office:value-type="float" office:value="1992.2" table:style-name="ce1">
            <text:p>1992.2</text:p>
          </table:table-cell>
          <table:table-cell office:value-type="float" office:value="-1" table:style-name="ce1">
            <text:p>-1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0" table:style-name="ce1">
            <text:p>0</text:p>
          </table:table-cell>
          <table:table-cell office:value-type="float" office:value="418.7" table:style-name="ce1">
            <text:p>418.7</text:p>
          </table:table-cell>
          <table:table-cell table:number-columns-repeated="16368"/>
        </table:table-row>
        <table:table-row table:style-name="ro1">
          <table:table-cell office:value-type="time" office:time-value="PT983627H48M48.000S" table:style-name="ce9">
            <text:p>11:48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84.1000000000004" table:style-name="ce1">
            <text:p>4584.1</text:p>
          </table:table-cell>
          <table:table-cell office:value-type="float" office:value="3875.2" table:style-name="ce1">
            <text:p>3875.2</text:p>
          </table:table-cell>
          <table:table-cell office:value-type="float" office:value="708.9" table:style-name="ce1">
            <text:p>708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4.7" table:style-name="ce1">
            <text:p>704.7</text:p>
          </table:table-cell>
          <table:table-cell office:value-type="float" office:value="2011.3" table:style-name="ce1">
            <text:p>2011.3</text:p>
          </table:table-cell>
          <table:table-cell office:value-type="float" office:value="-1" table:style-name="ce1">
            <text:p>-1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0" table:style-name="ce1">
            <text:p>0</text:p>
          </table:table-cell>
          <table:table-cell office:value-type="float" office:value="419.4" table:style-name="ce1">
            <text:p>419.4</text:p>
          </table:table-cell>
          <table:table-cell table:number-columns-repeated="16368"/>
        </table:table-row>
        <table:table-row table:style-name="ro1">
          <table:table-cell office:value-type="time" office:time-value="PT983627H49M18.000S" table:style-name="ce9">
            <text:p>11:49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44.5" table:style-name="ce1">
            <text:p>4544.5</text:p>
          </table:table-cell>
          <table:table-cell office:value-type="float" office:value="3836.1" table:style-name="ce1">
            <text:p>3836.1</text:p>
          </table:table-cell>
          <table:table-cell office:value-type="float" office:value="708.4" table:style-name="ce1">
            <text:p>708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3.5" table:style-name="ce1">
            <text:p>703.5</text:p>
          </table:table-cell>
          <table:table-cell office:value-type="float" office:value="2050.9" table:style-name="ce1">
            <text:p>2050.9</text:p>
          </table:table-cell>
          <table:table-cell office:value-type="float" office:value="-1" table:style-name="ce1">
            <text:p>-1</text:p>
          </table:table-cell>
          <table:table-cell office:value-type="float" office:value="40.4" table:style-name="ce1">
            <text:p>40.4</text:p>
          </table:table-cell>
          <table:table-cell office:value-type="float" office:value="0" table:style-name="ce1">
            <text:p>0</text:p>
          </table:table-cell>
          <table:table-cell office:value-type="float" office:value="419.7" table:style-name="ce1">
            <text:p>419.7</text:p>
          </table:table-cell>
          <table:table-cell table:number-columns-repeated="16368"/>
        </table:table-row>
        <table:table-row table:style-name="ro1">
          <table:table-cell office:value-type="time" office:time-value="PT983627H49M48.000S" table:style-name="ce9">
            <text:p>11:49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60.6000000000004" table:style-name="ce1">
            <text:p>4560.6</text:p>
          </table:table-cell>
          <table:table-cell office:value-type="float" office:value="3851.9" table:style-name="ce1">
            <text:p>3851.9</text:p>
          </table:table-cell>
          <table:table-cell office:value-type="float" office:value="708.6" table:style-name="ce1">
            <text:p>708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0.7" table:style-name="ce1">
            <text:p>680.7</text:p>
          </table:table-cell>
          <table:table-cell office:value-type="float" office:value="2037.8" table:style-name="ce1">
            <text:p>2037.8</text:p>
          </table:table-cell>
          <table:table-cell office:value-type="float" office:value="-1" table:style-name="ce1">
            <text:p>-1</text:p>
          </table:table-cell>
          <table:table-cell office:value-type="float" office:value="40.5" table:style-name="ce1">
            <text:p>40.5</text:p>
          </table:table-cell>
          <table:table-cell office:value-type="float" office:value="0" table:style-name="ce1">
            <text:p>0</text:p>
          </table:table-cell>
          <table:table-cell office:value-type="float" office:value="414.9" table:style-name="ce1">
            <text:p>414.9</text:p>
          </table:table-cell>
          <table:table-cell table:number-columns-repeated="16368"/>
        </table:table-row>
        <table:table-row table:number-rows-repeated="104857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472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902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33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627H47M48.000S" table:style-name="ce9">
            <text:p>11:47:48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6" table:style-name="ce1">
            <text:p>0.6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627H48M18.000S" table:style-name="ce9">
            <text:p>11:48:18</text:p>
          </table:table-cell>
          <table:table-cell office:value-type="float" office:value="1621.5" table:style-name="ce1">
            <text:p>1621.5</text:p>
          </table:table-cell>
          <table:table-cell office:value-type="float" office:value="25.8" table:style-name="ce1">
            <text:p>25.8</text:p>
          </table:table-cell>
          <table:table-cell office:value-type="float" office:value="1621.5" table:style-name="ce1">
            <text:p>1621.5</text:p>
          </table:table-cell>
          <table:table-cell office:value-type="float" office:value="502.5" table:style-name="ce1">
            <text:p>502.5</text:p>
          </table:table-cell>
          <table:table-cell office:value-type="float" office:value="3243" table:style-name="ce1">
            <text:p>3243</text:p>
          </table:table-cell>
          <table:table-cell office:value-type="float" office:value="528.29999999999995" table:style-name="ce1">
            <text:p>528.3</text:p>
          </table:table-cell>
          <table:table-cell office:value-type="float" office:value="1647.3" table:style-name="ce1">
            <text:p>1647.3</text:p>
          </table:table-cell>
          <table:table-cell office:value-type="float" office:value="-2124" table:style-name="ce1">
            <text:p>-2124</text:p>
          </table:table-cell>
          <table:table-cell table:number-columns-repeated="16375"/>
        </table:table-row>
        <table:table-row table:style-name="ro1">
          <table:table-cell office:value-type="time" office:time-value="PT983627H48M48.000S" table:style-name="ce9">
            <text:p>11:48:48</text:p>
          </table:table-cell>
          <table:table-cell office:value-type="float" office:value="2083.8000000000002" table:style-name="ce1">
            <text:p>2083.8</text:p>
          </table:table-cell>
          <table:table-cell office:value-type="float" office:value="19.7" table:style-name="ce1">
            <text:p>19.7</text:p>
          </table:table-cell>
          <table:table-cell office:value-type="float" office:value="2083.8000000000002" table:style-name="ce1">
            <text:p>2083.8</text:p>
          </table:table-cell>
          <table:table-cell office:value-type="float" office:value="542.9" table:style-name="ce1">
            <text:p>542.9</text:p>
          </table:table-cell>
          <table:table-cell office:value-type="float" office:value="4167.6000000000004" table:style-name="ce1">
            <text:p>4167.6</text:p>
          </table:table-cell>
          <table:table-cell office:value-type="float" office:value="562.6" table:style-name="ce1">
            <text:p>562.6</text:p>
          </table:table-cell>
          <table:table-cell office:value-type="float" office:value="2103.5" table:style-name="ce1">
            <text:p>2103.5</text:p>
          </table:table-cell>
          <table:table-cell office:value-type="float" office:value="-2626.7000000000003" table:style-name="ce1">
            <text:p>-2626.7</text:p>
          </table:table-cell>
          <table:table-cell table:number-columns-repeated="16375"/>
        </table:table-row>
        <table:table-row table:style-name="ro1">
          <table:table-cell office:value-type="time" office:time-value="PT983627H49M18.000S" table:style-name="ce9">
            <text:p>11:49:18</text:p>
          </table:table-cell>
          <table:table-cell office:value-type="float" office:value="3849.3" table:style-name="ce1">
            <text:p>3849.3</text:p>
          </table:table-cell>
          <table:table-cell office:value-type="float" office:value="28.5" table:style-name="ce1">
            <text:p>28.5</text:p>
          </table:table-cell>
          <table:table-cell office:value-type="float" office:value="3849.3" table:style-name="ce1">
            <text:p>3849.3</text:p>
          </table:table-cell>
          <table:table-cell office:value-type="float" office:value="602.6" table:style-name="ce1">
            <text:p>602.6</text:p>
          </table:table-cell>
          <table:table-cell office:value-type="float" office:value="7698.6" table:style-name="ce1">
            <text:p>7698.6</text:p>
          </table:table-cell>
          <table:table-cell office:value-type="float" office:value="631.1" table:style-name="ce1">
            <text:p>631.1</text:p>
          </table:table-cell>
          <table:table-cell office:value-type="float" office:value="3877.8" table:style-name="ce1">
            <text:p>3877.8</text:p>
          </table:table-cell>
          <table:table-cell office:value-type="float" office:value="-4451.9000000000005" table:style-name="ce1">
            <text:p>-4451.9</text:p>
          </table:table-cell>
          <table:table-cell table:number-columns-repeated="16375"/>
        </table:table-row>
        <table:table-row table:style-name="ro1">
          <table:table-cell office:value-type="time" office:time-value="PT983627H49M48.000S" table:style-name="ce9">
            <text:p>11:49:48</text:p>
          </table:table-cell>
          <table:table-cell office:value-type="float" office:value="2830.5" table:style-name="ce1">
            <text:p>2830.5</text:p>
          </table:table-cell>
          <table:table-cell office:value-type="float" office:value="26.3" table:style-name="ce1">
            <text:p>26.3</text:p>
          </table:table-cell>
          <table:table-cell office:value-type="float" office:value="2830.5" table:style-name="ce1">
            <text:p>2830.5</text:p>
          </table:table-cell>
          <table:table-cell office:value-type="float" office:value="452.4" table:style-name="ce1">
            <text:p>452.4</text:p>
          </table:table-cell>
          <table:table-cell office:value-type="float" office:value="5661" table:style-name="ce1">
            <text:p>5661</text:p>
          </table:table-cell>
          <table:table-cell office:value-type="float" office:value="478.7" table:style-name="ce1">
            <text:p>478.7</text:p>
          </table:table-cell>
          <table:table-cell office:value-type="float" office:value="2856.8" table:style-name="ce1">
            <text:p>2856.8</text:p>
          </table:table-cell>
          <table:table-cell office:value-type="float" office:value="-3282.9" table:style-name="ce1">
            <text:p>-3282.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077.02" table:formula="msoxl:=AVERAGE(B2:B6)" table:style-name="ce8">
            <text:p>2077.0</text:p>
          </table:table-cell>
          <table:table-cell office:value-type="float" office:value="20.18" table:formula="msoxl:=AVERAGE(C2:C6)" table:style-name="ce8">
            <text:p>20.2</text:p>
          </table:table-cell>
          <table:table-cell office:value-type="float" office:value="2077.02" table:formula="msoxl:=AVERAGE(D2:D6)" table:style-name="ce8">
            <text:p>2077.0</text:p>
          </table:table-cell>
          <table:table-cell office:value-type="float" office:value="420.12" table:formula="msoxl:=AVERAGE(E2:E6)" table:style-name="ce8">
            <text:p>420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92.50705607071677" table:formula="msoxl:=IF(B8=0,0,MAX(SUMPRODUCT(B2:B6,B2:B6)/SUM(B2:B6)-B8,0))" table:style-name="ce8">
            <text:p>792.5</text:p>
          </table:table-cell>
          <table:table-cell office:value-type="float" office:value="5.1721308225966318" table:formula="msoxl:=IF(C8=0,0,MAX(SUMPRODUCT(C2:C6,C2:C6)/SUM(C2:C6)-C8,0))" table:style-name="ce8">
            <text:p>5.2</text:p>
          </table:table-cell>
          <table:table-cell office:value-type="float" office:value="792.50705607071677" table:formula="msoxl:=IF(D8=0,0,MAX(SUMPRODUCT(D2:D6,D2:D6)/SUM(D2:D6)-D8,0))" table:style-name="ce8">
            <text:p>792.5</text:p>
          </table:table-cell>
          <table:table-cell office:value-type="float" office:value="110.69939445872603" table:formula="msoxl:=IF(E8=0,0,MAX(SUMPRODUCT(E2:E6,E2:E6)/SUM(E2:E6)-E8,0))" table:style-name="ce8">
            <text:p>110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79.77294392928343" table:formula="msoxl:=ABS(MAX(B2:B6)-B8-B9)" table:style-name="ce8">
            <text:p>979.8</text:p>
          </table:table-cell>
          <table:table-cell office:value-type="float" office:value="3.1478691774033685" table:formula="msoxl:=ABS(MAX(C2:C6)-C8-C9)" table:style-name="ce8">
            <text:p>3.1</text:p>
          </table:table-cell>
          <table:table-cell office:value-type="float" office:value="979.77294392928343" table:formula="msoxl:=ABS(MAX(D2:D6)-D8-D9)" table:style-name="ce8">
            <text:p>979.8</text:p>
          </table:table-cell>
          <table:table-cell office:value-type="float" office:value="71.780605541273985" table:formula="msoxl:=ABS(MAX(E2:E6)-E8-E9)" table:style-name="ce8">
            <text:p>71.8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472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902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627H47M48.000S" table:style-name="ce9">
            <text:p>11:47:48</text:p>
          </table:table-cell>
          <table:table-cell office:value-type="float" office:value="0" table:style-name="ce1">
            <text:p>0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627H48M18.000S" table:style-name="ce9">
            <text:p>11:48:18</text:p>
          </table:table-cell>
          <table:table-cell office:value-type="float" office:value="6376.4" table:style-name="ce1">
            <text:p>6376.4</text:p>
          </table:table-cell>
          <table:table-cell office:value-type="float" office:value="167.5" table:style-name="ce1">
            <text:p>167.5</text:p>
          </table:table-cell>
          <table:table-cell office:value-type="float" office:value="6376.4" table:style-name="ce1">
            <text:p>6376.4</text:p>
          </table:table-cell>
          <table:table-cell office:value-type="float" office:value="409.1" table:style-name="ce1">
            <text:p>409.1</text:p>
          </table:table-cell>
          <table:table-cell table:number-columns-repeated="16379"/>
        </table:table-row>
        <table:table-row table:style-name="ro1">
          <table:table-cell office:value-type="time" office:time-value="PT983627H48M48.000S" table:style-name="ce9">
            <text:p>11:48:48</text:p>
          </table:table-cell>
          <table:table-cell office:value-type="float" office:value="8091.2" table:style-name="ce1">
            <text:p>8091.2</text:p>
          </table:table-cell>
          <table:table-cell office:value-type="float" office:value="165.5" table:style-name="ce1">
            <text:p>165.5</text:p>
          </table:table-cell>
          <table:table-cell office:value-type="float" office:value="8091.2" table:style-name="ce1">
            <text:p>8091.2</text:p>
          </table:table-cell>
          <table:table-cell office:value-type="float" office:value="418.4" table:style-name="ce1">
            <text:p>418.4</text:p>
          </table:table-cell>
          <table:table-cell table:number-columns-repeated="16379"/>
        </table:table-row>
        <table:table-row table:style-name="ro1">
          <table:table-cell office:value-type="time" office:time-value="PT983627H49M18.000S" table:style-name="ce9">
            <text:p>11:49:18</text:p>
          </table:table-cell>
          <table:table-cell office:value-type="float" office:value="15191.5" table:style-name="ce1">
            <text:p>15191.5</text:p>
          </table:table-cell>
          <table:table-cell office:value-type="float" office:value="195.1" table:style-name="ce1">
            <text:p>195.1</text:p>
          </table:table-cell>
          <table:table-cell office:value-type="float" office:value="15191.5" table:style-name="ce1">
            <text:p>15191.5</text:p>
          </table:table-cell>
          <table:table-cell office:value-type="float" office:value="478.4" table:style-name="ce1">
            <text:p>478.4</text:p>
          </table:table-cell>
          <table:table-cell table:number-columns-repeated="16379"/>
        </table:table-row>
        <table:table-row table:style-name="ro1">
          <table:table-cell office:value-type="time" office:time-value="PT983627H49M48.000S" table:style-name="ce9">
            <text:p>11:49:48</text:p>
          </table:table-cell>
          <table:table-cell office:value-type="float" office:value="10428.4" table:style-name="ce1">
            <text:p>10428.4</text:p>
          </table:table-cell>
          <table:table-cell office:value-type="float" office:value="161.80000000000001" table:style-name="ce1">
            <text:p>161.8</text:p>
          </table:table-cell>
          <table:table-cell office:value-type="float" office:value="10428.4" table:style-name="ce1">
            <text:p>10428.4</text:p>
          </table:table-cell>
          <table:table-cell office:value-type="float" office:value="366.2" table:style-name="ce1">
            <text:p>366.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017.5" table:formula="msoxl:=AVERAGE(B2:B6)" table:style-name="ce8">
            <text:p>8017.5</text:p>
          </table:table-cell>
          <table:table-cell office:value-type="float" office:value="139.80000000000001" table:formula="msoxl:=AVERAGE(C2:C6)" table:style-name="ce8">
            <text:p>139.8</text:p>
          </table:table-cell>
          <table:table-cell office:value-type="float" office:value="8017.5" table:formula="msoxl:=AVERAGE(D2:D6)" table:style-name="ce8">
            <text:p>8017.5</text:p>
          </table:table-cell>
          <table:table-cell office:value-type="float" office:value="334.6" table:formula="msoxl:=AVERAGE(E2:E6)" table:style-name="ce8">
            <text:p>334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099.6610404739622" table:formula="msoxl:=IF(B8=0,0,MAX(SUMPRODUCT(B2:B6,B2:B6)/SUM(B2:B6)-B8,0))" table:style-name="ce8">
            <text:p>3099.7</text:p>
          </table:table-cell>
          <table:table-cell office:value-type="float" office:value="31.548440629470662" table:formula="msoxl:=IF(C8=0,0,MAX(SUMPRODUCT(C2:C6,C2:C6)/SUM(C2:C6)-C8,0))" table:style-name="ce8">
            <text:p>31.5</text:p>
          </table:table-cell>
          <table:table-cell office:value-type="float" office:value="3099.6610404739622" table:formula="msoxl:=IF(D8=0,0,MAX(SUMPRODUCT(D2:D6,D2:D6)/SUM(D2:D6)-D8,0))" table:style-name="ce8">
            <text:p>3099.7</text:p>
          </table:table-cell>
          <table:table-cell office:value-type="float" office:value="87.032504482964669" table:formula="msoxl:=IF(E8=0,0,MAX(SUMPRODUCT(E2:E6,E2:E6)/SUM(E2:E6)-E8,0))" table:style-name="ce8">
            <text:p>87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074.3389595260378" table:formula="msoxl:=ABS(MAX(B2:B6)-B8-B9)" table:style-name="ce8">
            <text:p>4074.3</text:p>
          </table:table-cell>
          <table:table-cell office:value-type="float" office:value="23.751559370529321" table:formula="msoxl:=ABS(MAX(C2:C6)-C8-C9)" table:style-name="ce8">
            <text:p>23.8</text:p>
          </table:table-cell>
          <table:table-cell office:value-type="float" office:value="4074.3389595260378" table:formula="msoxl:=ABS(MAX(D2:D6)-D8-D9)" table:style-name="ce8">
            <text:p>4074.3</text:p>
          </table:table-cell>
          <table:table-cell office:value-type="float" office:value="56.767495517035286" table:formula="msoxl:=ABS(MAX(E2:E6)-E8-E9)" table:style-name="ce8">
            <text:p>56.8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472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902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33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627H47M48.000S" table:style-name="ce9">
            <text:p>11:47:4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7H48M18.000S" table:style-name="ce9">
            <text:p>11:48:18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8407.5" table:style-name="ce1">
            <text:p>8407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7H48M48.000S" table:style-name="ce9">
            <text:p>11:48:48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10180.6" table:style-name="ce1">
            <text:p>10180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7H49M18.000S" table:style-name="ce9">
            <text:p>11:49:18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7258" table:style-name="ce1">
            <text:p>172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3" table:style-name="ce1">
            <text:p>6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7H49M48.000S" table:style-name="ce9">
            <text:p>11:49:4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1735.6" table:style-name="ce1">
            <text:p>11735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.5" table:style-name="ce1">
            <text:p>12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472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902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627H47M48.000S" table:style-name="ce9">
            <text:p>11:47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17" table:style-name="ce1">
            <text:p>8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76" table:style-name="ce1">
            <text:p>476</text:p>
          </table:table-cell>
          <table:table-cell office:value-type="float" office:value="-1" table:style-name="ce1">
            <text:p>-1</text:p>
          </table:table-cell>
          <table:table-cell office:value-type="float" office:value="326" table:style-name="ce1">
            <text:p>326</text:p>
          </table:table-cell>
          <table:table-cell office:value-type="float" office:value="374" table:style-name="ce1">
            <text:p>374</text:p>
          </table:table-cell>
          <table:table-cell office:value-type="float" office:value="-1" table:style-name="ce1">
            <text:p>-1</text:p>
          </table:table-cell>
          <table:table-cell office:value-type="float" office:value="182339" table:style-name="ce1">
            <text:p>18233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117" table:style-name="ce1">
            <text:p>1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table:number-columns-repeated="16346"/>
        </table:table-row>
        <table:table-row table:style-name="ro1">
          <table:table-cell office:value-type="time" office:time-value="PT983627H48M18.000S" table:style-name="ce9">
            <text:p>11:48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57" table:style-name="ce1">
            <text:p>1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300" table:style-name="ce1">
            <text:p>30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-182340" table:style-name="ce1">
            <text:p>-1823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46"/>
        </table:table-row>
        <table:table-row table:style-name="ro1">
          <table:table-cell office:value-type="time" office:time-value="PT983627H48M48.000S" table:style-name="ce9">
            <text:p>11:48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38" table:style-name="ce1">
            <text:p>33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18" table:style-name="ce1">
            <text:p>-318</text:p>
          </table:table-cell>
          <table:table-cell office:value-type="float" office:value="0" table:style-name="ce1">
            <text:p>0</text:p>
          </table:table-cell>
          <table:table-cell office:value-type="float" office:value="5641" table:style-name="ce1">
            <text:p>564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table:number-columns-repeated="16346"/>
        </table:table-row>
        <table:table-row table:style-name="ro1">
          <table:table-cell office:value-type="time" office:time-value="PT983627H49M18.000S" table:style-name="ce9">
            <text:p>11:49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26" table:style-name="ce1">
            <text:p>42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7" table:style-name="ce1">
            <text:p>297</text:p>
          </table:table-cell>
          <table:table-cell office:value-type="float" office:value="0" table:style-name="ce1">
            <text:p>0</text:p>
          </table:table-cell>
          <table:table-cell office:value-type="float" office:value="-2060" table:style-name="ce1">
            <text:p>-206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table:number-columns-repeated="16346"/>
        </table:table-row>
        <table:table-row table:style-name="ro1">
          <table:table-cell office:value-type="time" office:time-value="PT983627H49M48.000S" table:style-name="ce9">
            <text:p>11:49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93" table:style-name="ce1">
            <text:p>19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33" table:style-name="ce1">
            <text:p>-833</text:p>
          </table:table-cell>
          <table:table-cell office:value-type="float" office:value="0" table:style-name="ce1">
            <text:p>0</text:p>
          </table:table-cell>
          <table:table-cell office:value-type="float" office:value="2502" table:style-name="ce1">
            <text:p>25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46"/>
        </table:table-row>
        <table:table-row table:number-rows-repeated="10485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47M48.000S" table:style-name="ce9">
            <text:p>11:47:48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7H47M48.000S" table:style-name="ce10">
            <text:p>11: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48M18.000S" table:style-name="ce9">
            <text:p>11:48:18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7H48M18.000S" table:style-name="ce10">
            <text:p>11: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48M48.000S" table:style-name="ce9">
            <text:p>11:48:48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7H48M48.000S" table:style-name="ce10">
            <text:p>11: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49M18.000S" table:style-name="ce9">
            <text:p>11:49:18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7H49M18.000S" table:style-name="ce10">
            <text:p>11: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1H49M48.000S" table:style-name="ce9">
            <text:p>11:49:48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7H49M48.000S" table:style-name="ce10">
            <text:p>11:49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472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627H47M48.000S" table:style-name="ce9">
            <text:p>11:47:48</text:p>
          </table:table-cell>
          <table:table-cell office:value-type="float" office:value="7.7" table:style-name="ce1">
            <text:p>7.7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90.5" table:style-name="ce1">
            <text:p>90.5</text:p>
          </table:table-cell>
          <table:table-cell office:value-type="float" office:value="8.6" table:style-name="ce1">
            <text:p>8.6</text:p>
          </table:table-cell>
          <table:table-cell table:number-columns-repeated="16378"/>
        </table:table-row>
        <table:table-row table:style-name="ro1">
          <table:table-cell office:value-type="time" office:time-value="PT983627H48M18.000S" table:style-name="ce9">
            <text:p>11:48:18</text:p>
          </table:table-cell>
          <table:table-cell office:value-type="float" office:value="48" table:style-name="ce1">
            <text:p>48</text:p>
          </table:table-cell>
          <table:table-cell office:value-type="float" office:value="6.1" table:style-name="ce1">
            <text:p>6.1</text:p>
          </table:table-cell>
          <table:table-cell office:value-type="float" office:value="0.5" table:style-name="ce1">
            <text:p>0.5</text:p>
          </table:table-cell>
          <table:table-cell office:value-type="float" office:value="45.4" table:style-name="ce1">
            <text:p>45.4</text:p>
          </table:table-cell>
          <table:table-cell office:value-type="float" office:value="54.1" table:style-name="ce1">
            <text:p>54.1</text:p>
          </table:table-cell>
          <table:table-cell table:number-columns-repeated="16378"/>
        </table:table-row>
        <table:table-row table:style-name="ro1">
          <table:table-cell office:value-type="time" office:time-value="PT983627H48M48.000S" table:style-name="ce9">
            <text:p>11:48:48</text:p>
          </table:table-cell>
          <table:table-cell office:value-type="float" office:value="71.3" table:style-name="ce1">
            <text:p>71.3</text:p>
          </table:table-cell>
          <table:table-cell office:value-type="float" office:value="7.7" table:style-name="ce1">
            <text:p>7.7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office:value-type="time" office:time-value="PT983627H49M18.000S" table:style-name="ce9">
            <text:p>11:49:18</text:p>
          </table:table-cell>
          <table:table-cell office:value-type="float" office:value="65.900000000000006" table:style-name="ce1">
            <text:p>65.9</text:p>
          </table:table-cell>
          <table:table-cell office:value-type="float" office:value="14.2" table:style-name="ce1">
            <text:p>14.2</text:p>
          </table:table-cell>
          <table:table-cell office:value-type="float" office:value="0.3" table:style-name="ce1">
            <text:p>0.3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80.100000000000009" table:style-name="ce1">
            <text:p>80.1</text:p>
          </table:table-cell>
          <table:table-cell table:number-columns-repeated="16378"/>
        </table:table-row>
        <table:table-row table:style-name="ro1">
          <table:table-cell office:value-type="time" office:time-value="PT983627H49M48.000S" table:style-name="ce9">
            <text:p>11:49:48</text:p>
          </table:table-cell>
          <table:table-cell office:value-type="float" office:value="47.3" table:style-name="ce1">
            <text:p>47.3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46.8" table:style-name="ce1">
            <text:p>46.8</text:p>
          </table:table-cell>
          <table:table-cell office:value-type="float" office:value="53.099999999999994" table:style-name="ce1">
            <text:p>53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8.04" table:style-name="ce1">
            <text:p>48.04</text:p>
          </table:table-cell>
          <table:table-cell office:value-type="float" office:value="6.9399999999999995" table:style-name="ce1">
            <text:p>6.94</text:p>
          </table:table-cell>
          <table:table-cell office:value-type="float" office:value="0.33999999999999997" table:style-name="ce1">
            <text:p>0.34</text:p>
          </table:table-cell>
          <table:table-cell office:value-type="float" office:value="44.660000000000004" table:style-name="ce1">
            <text:p>44.66</text:p>
          </table:table-cell>
          <table:table-cell office:value-type="float" office:value="54.98" table:style-name="ce1">
            <text:p>54.98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472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627H47M48.000S" table:style-name="ce9">
            <text:p>11:47:48</text:p>
          </table:table-cell>
          <table:table-cell office:value-type="float" office:value="7.7" table:style-name="ce1">
            <text:p>7.7</text:p>
          </table:table-cell>
          <table:table-cell office:value-type="float" office:value="1.3" table:style-name="ce1">
            <text:p>1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88.7" table:style-name="ce1">
            <text:p>88.7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time" office:time-value="PT983627H48M18.000S" table:style-name="ce9">
            <text:p>11:48:18</text:p>
          </table:table-cell>
          <table:table-cell office:value-type="float" office:value="53.4" table:style-name="ce1">
            <text:p>53.4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41.5" table:style-name="ce1">
            <text:p>41.5</text:p>
          </table:table-cell>
          <table:table-cell office:value-type="float" office:value="58.6" table:style-name="ce1">
            <text:p>58.6</text:p>
          </table:table-cell>
          <table:table-cell table:number-columns-repeated="16378"/>
        </table:table-row>
        <table:table-row table:style-name="ro1">
          <table:table-cell office:value-type="time" office:time-value="PT983627H48M48.000S" table:style-name="ce9">
            <text:p>11:48:48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7.8" table:style-name="ce1">
            <text:p>7.8</text:p>
          </table:table-cell>
          <table:table-cell office:value-type="float" office:value="0.2" table:style-name="ce1">
            <text:p>0.2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80.899999999999991" table:style-name="ce1">
            <text:p>80.9</text:p>
          </table:table-cell>
          <table:table-cell table:number-columns-repeated="16378"/>
        </table:table-row>
        <table:table-row table:style-name="ro1">
          <table:table-cell office:value-type="time" office:time-value="PT983627H49M18.000S" table:style-name="ce9">
            <text:p>11:49:18</text:p>
          </table:table-cell>
          <table:table-cell office:value-type="float" office:value="68.400000000000006" table:style-name="ce1">
            <text:p>68.4</text:p>
          </table:table-cell>
          <table:table-cell office:value-type="float" office:value="12.4" table:style-name="ce1">
            <text:p>12.4</text:p>
          </table:table-cell>
          <table:table-cell office:value-type="float" office:value="0" table:style-name="ce1">
            <text:p>0</text:p>
          </table:table-cell>
          <table:table-cell office:value-type="float" office:value="19.2" table:style-name="ce1">
            <text:p>19.2</text:p>
          </table:table-cell>
          <table:table-cell office:value-type="float" office:value="80.800000000000011" table:style-name="ce1">
            <text:p>80.8</text:p>
          </table:table-cell>
          <table:table-cell table:number-columns-repeated="16378"/>
        </table:table-row>
        <table:table-row table:style-name="ro1">
          <table:table-cell office:value-type="time" office:time-value="PT983627H49M48.000S" table:style-name="ce9">
            <text:p>11:49:48</text:p>
          </table:table-cell>
          <table:table-cell office:value-type="float" office:value="48.8" table:style-name="ce1">
            <text:p>48.8</text:p>
          </table:table-cell>
          <table:table-cell office:value-type="float" office:value="7.2" table:style-name="ce1">
            <text:p>7.2</text:p>
          </table:table-cell>
          <table:table-cell office:value-type="float" office:value="0.1" table:style-name="ce1">
            <text:p>0.1</text:p>
          </table:table-cell>
          <table:table-cell office:value-type="float" office:value="43.9" table:style-name="ce1">
            <text:p>43.9</text:p>
          </table:table-cell>
          <table:table-cell office:value-type="float" office:value="56" table:style-name="ce1">
            <text:p>5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279999999999994" table:style-name="ce1">
            <text:p>50.28</text:p>
          </table:table-cell>
          <table:table-cell office:value-type="float" office:value="6.7800000000000011" table:style-name="ce1">
            <text:p>6.78</text:p>
          </table:table-cell>
          <table:table-cell office:value-type="float" office:value="0.52" table:style-name="ce1">
            <text:p>0.52</text:p>
          </table:table-cell>
          <table:table-cell office:value-type="float" office:value="42.44" table:style-name="ce1">
            <text:p>42.44</text:p>
          </table:table-cell>
          <table:table-cell office:value-type="float" office:value="57.06" table:style-name="ce1">
            <text:p>57.06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472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627H47M48.000S" table:style-name="ce9">
            <text:p>11:47:48</text:p>
          </table:table-cell>
          <table:table-cell office:value-type="float" office:value="6.7" table:style-name="ce1">
            <text:p>6.7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office:value-type="float" office:value="92" table:style-name="ce1">
            <text:p>92</text:p>
          </table:table-cell>
          <table:table-cell office:value-type="float" office:value="7.6000000000000005" table:style-name="ce1">
            <text:p>7.6</text:p>
          </table:table-cell>
          <table:table-cell table:number-columns-repeated="16378"/>
        </table:table-row>
        <table:table-row table:style-name="ro1">
          <table:table-cell office:value-type="time" office:time-value="PT983627H48M18.000S" table:style-name="ce9">
            <text:p>11:48:18</text:p>
          </table:table-cell>
          <table:table-cell office:value-type="float" office:value="48.8" table:style-name="ce1">
            <text:p>48.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.2" table:style-name="ce1">
            <text:p>0.2</text:p>
          </table:table-cell>
          <table:table-cell office:value-type="float" office:value="42.8" table:style-name="ce1">
            <text:p>42.8</text:p>
          </table:table-cell>
          <table:table-cell office:value-type="float" office:value="57" table:style-name="ce1">
            <text:p>57</text:p>
          </table:table-cell>
          <table:table-cell table:number-columns-repeated="16378"/>
        </table:table-row>
        <table:table-row table:style-name="ro1">
          <table:table-cell office:value-type="time" office:time-value="PT983627H48M48.000S" table:style-name="ce9">
            <text:p>11:48:48</text:p>
          </table:table-cell>
          <table:table-cell office:value-type="float" office:value="75.7" table:style-name="ce1">
            <text:p>75.7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81.600000000000009" table:style-name="ce1">
            <text:p>81.6</text:p>
          </table:table-cell>
          <table:table-cell table:number-columns-repeated="16378"/>
        </table:table-row>
        <table:table-row table:style-name="ro1">
          <table:table-cell office:value-type="time" office:time-value="PT983627H49M18.000S" table:style-name="ce9">
            <text:p>11:49:18</text:p>
          </table:table-cell>
          <table:table-cell office:value-type="float" office:value="66.400000000000006" table:style-name="ce1">
            <text:p>66.4</text:p>
          </table:table-cell>
          <table:table-cell office:value-type="float" office:value="15.1" table:style-name="ce1">
            <text:p>15.1</text:p>
          </table:table-cell>
          <table:table-cell office:value-type="float" office:value="0" table:style-name="ce1">
            <text:p>0</text:p>
          </table:table-cell>
          <table:table-cell office:value-type="float" office:value="18.5" table:style-name="ce1">
            <text:p>18.5</text:p>
          </table:table-cell>
          <table:table-cell office:value-type="float" office:value="81.5" table:style-name="ce1">
            <text:p>81.5</text:p>
          </table:table-cell>
          <table:table-cell table:number-columns-repeated="16378"/>
        </table:table-row>
        <table:table-row table:style-name="ro1">
          <table:table-cell office:value-type="time" office:time-value="PT983627H49M48.000S" table:style-name="ce9">
            <text:p>11:49:48</text:p>
          </table:table-cell>
          <table:table-cell office:value-type="float" office:value="49.8" table:style-name="ce1">
            <text:p>49.8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44.4" table:style-name="ce1">
            <text:p>44.4</text:p>
          </table:table-cell>
          <table:table-cell office:value-type="float" office:value="55.599999999999994" table:style-name="ce1">
            <text:p>55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9.48" table:style-name="ce1">
            <text:p>49.48</text:p>
          </table:table-cell>
          <table:table-cell office:value-type="float" office:value="7.18" table:style-name="ce1">
            <text:p>7.18</text:p>
          </table:table-cell>
          <table:table-cell office:value-type="float" office:value="0.12000000000000002" table:style-name="ce1">
            <text:p>0.12</text:p>
          </table:table-cell>
          <table:table-cell office:value-type="float" office:value="43.220000000000006" table:style-name="ce1">
            <text:p>43.22</text:p>
          </table:table-cell>
          <table:table-cell office:value-type="float" office:value="56.659999999999989" table:style-name="ce1">
            <text:p>56.66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472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627H47M48.000S" table:style-name="ce9">
            <text:p>11:47:48</text:p>
          </table:table-cell>
          <table:table-cell office:value-type="float" office:value="6.6" table:style-name="ce1">
            <text:p>6.6</text:p>
          </table:table-cell>
          <table:table-cell office:value-type="float" office:value="0.8" table:style-name="ce1">
            <text:p>0.8</text:p>
          </table:table-cell>
          <table:table-cell office:value-type="float" office:value="1.4" table:style-name="ce1">
            <text:p>1.4</text:p>
          </table:table-cell>
          <table:table-cell office:value-type="float" office:value="91.3" table:style-name="ce1">
            <text:p>91.3</text:p>
          </table:table-cell>
          <table:table-cell office:value-type="float" office:value="7.3999999999999995" table:style-name="ce1">
            <text:p>7.4</text:p>
          </table:table-cell>
          <table:table-cell table:number-columns-repeated="16378"/>
        </table:table-row>
        <table:table-row table:style-name="ro1">
          <table:table-cell office:value-type="time" office:time-value="PT983627H48M18.000S" table:style-name="ce9">
            <text:p>11:48:18</text:p>
          </table:table-cell>
          <table:table-cell office:value-type="float" office:value="49.3" table:style-name="ce1">
            <text:p>49.3</text:p>
          </table:table-cell>
          <table:table-cell office:value-type="float" office:value="5.4" table:style-name="ce1">
            <text:p>5.4</text:p>
          </table:table-cell>
          <table:table-cell office:value-type="float" office:value="0.3" table:style-name="ce1">
            <text:p>0.3</text:p>
          </table:table-cell>
          <table:table-cell office:value-type="float" office:value="45" table:style-name="ce1">
            <text:p>45</text:p>
          </table:table-cell>
          <table:table-cell office:value-type="float" office:value="54.699999999999996" table:style-name="ce1">
            <text:p>54.7</text:p>
          </table:table-cell>
          <table:table-cell table:number-columns-repeated="16378"/>
        </table:table-row>
        <table:table-row table:style-name="ro1">
          <table:table-cell office:value-type="time" office:time-value="PT983627H48M48.000S" table:style-name="ce9">
            <text:p>11:48:48</text:p>
          </table:table-cell>
          <table:table-cell office:value-type="float" office:value="76.5" table:style-name="ce1">
            <text:p>76.5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float" office:value="16.8" table:style-name="ce1">
            <text:p>16.8</text:p>
          </table:table-cell>
          <table:table-cell office:value-type="float" office:value="83.1" table:style-name="ce1">
            <text:p>83.1</text:p>
          </table:table-cell>
          <table:table-cell table:number-columns-repeated="16378"/>
        </table:table-row>
        <table:table-row table:style-name="ro1">
          <table:table-cell office:value-type="time" office:time-value="PT983627H49M18.000S" table:style-name="ce9">
            <text:p>11:49:18</text:p>
          </table:table-cell>
          <table:table-cell office:value-type="float" office:value="69.3" table:style-name="ce1">
            <text:p>69.3</text:p>
          </table:table-cell>
          <table:table-cell office:value-type="float" office:value="13.3" table:style-name="ce1">
            <text:p>13.3</text:p>
          </table:table-cell>
          <table:table-cell office:value-type="float" office:value="0.1" table:style-name="ce1">
            <text:p>0.1</text:p>
          </table:table-cell>
          <table:table-cell office:value-type="float" office:value="17.3" table:style-name="ce1">
            <text:p>17.3</text:p>
          </table:table-cell>
          <table:table-cell office:value-type="float" office:value="82.6" table:style-name="ce1">
            <text:p>82.6</text:p>
          </table:table-cell>
          <table:table-cell table:number-columns-repeated="16378"/>
        </table:table-row>
        <table:table-row table:style-name="ro1">
          <table:table-cell office:value-type="time" office:time-value="PT983627H49M48.000S" table:style-name="ce9">
            <text:p>11:49:48</text:p>
          </table:table-cell>
          <table:table-cell office:value-type="float" office:value="48.7" table:style-name="ce1">
            <text:p>48.7</text:p>
          </table:table-cell>
          <table:table-cell office:value-type="float" office:value="7.5" table:style-name="ce1">
            <text:p>7.5</text:p>
          </table:table-cell>
          <table:table-cell office:value-type="float" office:value="0.4" table:style-name="ce1">
            <text:p>0.4</text:p>
          </table:table-cell>
          <table:table-cell office:value-type="float" office:value="43.5" table:style-name="ce1">
            <text:p>43.5</text:p>
          </table:table-cell>
          <table:table-cell office:value-type="float" office:value="56.2" table:style-name="ce1">
            <text:p>56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08" table:style-name="ce1">
            <text:p>50.08</text:p>
          </table:table-cell>
          <table:table-cell office:value-type="float" office:value="6.7200000000000006" table:style-name="ce1">
            <text:p>6.72</text:p>
          </table:table-cell>
          <table:table-cell office:value-type="float" office:value="0.44000000000000006" table:style-name="ce1">
            <text:p>0.44</text:p>
          </table:table-cell>
          <table:table-cell office:value-type="float" office:value="42.780000000000008" table:style-name="ce1">
            <text:p>42.78</text:p>
          </table:table-cell>
          <table:table-cell office:value-type="float" office:value="56.8" table:style-name="ce1">
            <text:p>56.8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BUSY.B1:DISKBUSY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READ.B1:DISKREAD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WRITE.B1:DISKWRIT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XFER.B1:DISKXFER.E11" table:contains-header="false" table:orientation="column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16T10:07:39Z</meta:creation-date>
    <dc:date>2012-03-16T10:08:0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6" chart:class="chart:line" chart:attached-axis="primary-y" chart:style-name="G0S0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6" chart:class="chart:line" chart:attached-axis="primary-y" chart:style-name="G0S0">
            <chart:data-point chart:repeated="5"/>
          </chart:series>
          <chart:series chart:label-cell-address="DISKBUSY.$C$1" chart:values-cell-range-address="DISKBUSY.$C$2:.$C$6" chart:class="chart:line" chart:attached-axis="primary-y" chart:style-name="G0S1">
            <chart:data-point chart:repeated="5"/>
          </chart:series>
          <chart:series chart:label-cell-address="DISKBUSY.$D$1" chart:values-cell-range-address="DISKBUSY.$D$2:.$D$6" chart:class="chart:line" chart:attached-axis="primary-y" chart:style-name="G0S2">
            <chart:data-point chart:repeated="5"/>
          </chart:series>
          <chart:series chart:label-cell-address="DISKBUSY.$E$1" chart:values-cell-range-address="DISKBUSY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:.$E$8" chart:class="chart:bar" chart:attached-axis="primary-y" chart:style-name="G0S0">
            <chart:data-point chart:repeated="4"/>
          </chart:series>
          <chart:series chart:values-cell-range-address="DISKREAD.$B$9:.$E$9" chart:class="chart:bar" chart:attached-axis="primary-y" chart:style-name="G0S1">
            <chart:data-point chart:repeated="4"/>
          </chart:series>
          <chart:series chart:values-cell-range-address="DISKREAD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6" chart:class="chart:line" chart:attached-axis="primary-y" chart:style-name="G0S0">
            <chart:data-point chart:repeated="5"/>
          </chart:series>
          <chart:series chart:label-cell-address="DISKREAD.$C$1" chart:values-cell-range-address="DISKREAD.$C$2:.$C$6" chart:class="chart:line" chart:attached-axis="primary-y" chart:style-name="G0S1">
            <chart:data-point chart:repeated="5"/>
          </chart:series>
          <chart:series chart:label-cell-address="DISKREAD.$D$1" chart:values-cell-range-address="DISKREAD.$D$2:.$D$6" chart:class="chart:line" chart:attached-axis="primary-y" chart:style-name="G0S2">
            <chart:data-point chart:repeated="5"/>
          </chart:series>
          <chart:series chart:label-cell-address="DISKREAD.$E$1" chart:values-cell-range-address="DISKREAD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:.$E$8" chart:class="chart:bar" chart:attached-axis="primary-y" chart:style-name="G0S0">
            <chart:data-point chart:repeated="4"/>
          </chart:series>
          <chart:series chart:values-cell-range-address="DISKWRITE.$B$9:.$E$9" chart:class="chart:bar" chart:attached-axis="primary-y" chart:style-name="G0S1">
            <chart:data-point chart:repeated="4"/>
          </chart:series>
          <chart:series chart:values-cell-range-address="DISKWRIT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6" chart:class="chart:line" chart:attached-axis="primary-y" chart:style-name="G0S0">
            <chart:data-point chart:repeated="5"/>
          </chart:series>
          <chart:series chart:label-cell-address="DISKWRITE.$C$1" chart:values-cell-range-address="DISKWRITE.$C$2:.$C$6" chart:class="chart:line" chart:attached-axis="primary-y" chart:style-name="G0S1">
            <chart:data-point chart:repeated="5"/>
          </chart:series>
          <chart:series chart:label-cell-address="DISKWRITE.$D$1" chart:values-cell-range-address="DISKWRITE.$D$2:.$D$6" chart:class="chart:line" chart:attached-axis="primary-y" chart:style-name="G0S2">
            <chart:data-point chart:repeated="5"/>
          </chart:series>
          <chart:series chart:label-cell-address="DISKWRITE.$E$1" chart:values-cell-range-address="DISKWRIT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:.$E$8" chart:class="chart:bar" chart:attached-axis="primary-y" chart:style-name="G0S0">
            <chart:data-point chart:repeated="4"/>
          </chart:series>
          <chart:series chart:values-cell-range-address="DISKXFER.$B$9:.$E$9" chart:class="chart:bar" chart:attached-axis="primary-y" chart:style-name="G0S1">
            <chart:data-point chart:repeated="4"/>
          </chart:series>
          <chart:series chart:values-cell-range-address="DISKXFER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6" chart:class="chart:line" chart:attached-axis="primary-y" chart:style-name="G0S0">
            <chart:data-point chart:repeated="5"/>
          </chart:series>
          <chart:series chart:label-cell-address="DISKXFER.$C$1" chart:values-cell-range-address="DISKXFER.$C$2:.$C$6" chart:class="chart:line" chart:attached-axis="primary-y" chart:style-name="G0S1">
            <chart:data-point chart:repeated="5"/>
          </chart:series>
          <chart:series chart:label-cell-address="DISKXFER.$D$1" chart:values-cell-range-address="DISKXFER.$D$2:.$D$6" chart:class="chart:line" chart:attached-axis="primary-y" chart:style-name="G0S2">
            <chart:data-point chart:repeated="5"/>
          </chart:series>
          <chart:series chart:label-cell-address="DISKXFER.$E$1" chart:values-cell-range-address="DISKXFER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" chart:values-cell-range-address="JFSFILE.$B$8:.$F$8" chart:class="chart:bar" chart:attached-axis="primary-y" chart:style-name="G0S0">
            <chart:data-point chart:repeated="5"/>
          </chart:series>
          <chart:series chart:label-cell-address="JFSFILE.$A$9" chart:values-cell-range-address="JFSFILE.$B$9:.$F$9" chart:class="chart:bar" chart:attached-axis="primary-y" chart:style-name="G0S1">
            <chart:data-point chart:repeated="5"/>
          </chart:series>
          <chart:series chart:label-cell-address="JFSFILE.$A$10" chart:values-cell-range-address="JFSFILE.$B$10:.$F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/>
          <chart:series chart:label-cell-address="MEM.$B$1" chart:values-cell-range-address="MEM.$B$2:.$B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B$1" chart:values-cell-range-address="CPU_ALL.$B$2:.$B$6" chart:class="chart:area" chart:attached-axis="primary-y" chart:style-name="G0S0">
            <chart:data-point chart:repeated="5"/>
          </chart:series>
          <chart:series chart:label-cell-address="CPU_ALL.$C$1" chart:values-cell-range-address="CPU_ALL.$C$2:.$C$6" chart:class="chart:area" chart:attached-axis="primary-y" chart:style-name="G0S1">
            <chart:data-point chart:repeated="5"/>
          </chart:series>
          <chart:series chart:label-cell-address="CPU_ALL.$D$1" chart:values-cell-range-address="CPU_ALL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- 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I$1" chart:values-cell-range-address="NET.$I$2:.$I$6" chart:class="chart:area" chart:attached-axis="primary-y" chart:style-name="G0S1">
            <chart:data-point chart:repeated="5"/>
          </chart:series>
          <chart:series chart:label-cell-address="NET.$H$1" chart:values-cell-range-address="NET.$H$2:.$H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60_Threads (KB/s)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" chart:values-cell-range-address="NET.$B$8:.$E$8" chart:class="chart:bar" chart:attached-axis="primary-y" chart:style-name="G0S0">
            <chart:data-point chart:repeated="4"/>
          </chart:series>
          <chart:series chart:label-cell-address="NET.$A$9" chart:values-cell-range-address="NET.$B$9:.$E$9" chart:class="chart:bar" chart:attached-axis="primary-y" chart:style-name="G0S1">
            <chart:data-point chart:repeated="4"/>
          </chart:series>
          <chart:series chart:label-cell-address="NET.$A$10" chart:values-cell-range-address="N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B$1" chart:values-cell-range-address="NET.$B$2:.$B$6" chart:class="chart:area" chart:attached-axis="primary-y" chart:style-name="G0S0">
            <chart:data-point chart:repeated="5"/>
          </chart:series>
          <chart:series chart:label-cell-address="NET.$C$1" chart:values-cell-range-address="NET.$C$2:.$C$6" chart:class="chart:area" chart:attached-axis="primary-y" chart:style-name="G0S1">
            <chart:data-point chart:repeated="5"/>
          </chart:series>
          <chart:series chart:label-cell-address="NET.$D$1" chart:values-cell-range-address="NET.$D$2:.$D$6" chart:class="chart:area" chart:attached-axis="primary-y" chart:style-name="G0S2">
            <chart:data-point chart:repeated="5"/>
          </chart:series>
          <chart:series chart:label-cell-address="NET.$E$1" chart:values-cell-range-address="NET.$E$2:.$E$6" chart:class="chart:area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" chart:values-cell-range-address="NETPACKET.$B$8:.$E$8" chart:class="chart:bar" chart:attached-axis="primary-y" chart:style-name="G0S0">
            <chart:data-point chart:repeated="4"/>
          </chart:series>
          <chart:series chart:label-cell-address="NETPACKET.$A$9" chart:values-cell-range-address="NETPACKET.$B$9:.$E$9" chart:class="chart:bar" chart:attached-axis="primary-y" chart:style-name="G0S1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6" chart:class="chart:line" chart:attached-axis="primary-y" chart:style-name="G0S0">
            <chart:data-point chart:repeated="5"/>
          </chart:series>
          <chart:series chart:label-cell-address="NETPACKET.$C$1" chart:values-cell-range-address="NETPACKET.$C$2:.$C$6" chart:class="chart:line" chart:attached-axis="primary-y" chart:style-name="G0S1">
            <chart:data-point chart:repeated="5"/>
          </chart:series>
          <chart:series chart:label-cell-address="NETPACKET.$D$1" chart:values-cell-range-address="NETPACKET.$D$2:.$D$6" chart:class="chart:line" chart:attached-axis="primary-y" chart:style-name="G0S2">
            <chart:data-point chart:repeated="5"/>
          </chart:series>
          <chart:series chart:label-cell-address="NETPACKET.$E$1" chart:values-cell-range-address="NETPACKET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6" chart:class="chart:line" chart:attached-axis="primary-y" chart:style-name="G0S0">
            <chart:data-point chart:repeated="5"/>
          </chart:series>
          <chart:series chart:label-cell-address="PROC.$C$1" chart:values-cell-range-address="PROC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6" chart:class="chart:line" chart:attached-axis="primary-y" chart:style-name="G0S0">
            <chart:data-point chart:repeated="5"/>
          </chart:series>
          <chart:series chart:values-cell-range-address="PROC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6" chart:class="chart:line" chart:attached-axis="primary-y" chart:style-name="G0S0">
            <chart:data-point chart:repeated="5"/>
          </chart:series>
          <chart:series chart:values-cell-range-address="PROC.$I$2:.$I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H$1" chart:values-cell-range-address="VM.$H$2:.$H$6" chart:class="chart:area" chart:attached-axis="primary-y" chart:style-name="G0S0">
            <chart:data-point chart:repeated="5"/>
          </chart:series>
          <chart:series chart:label-cell-address="VM.$I$1" chart:values-cell-range-address="VM.$I$2:.$I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J$1" chart:values-cell-range-address="VM.$J$2:.$J$6" chart:class="chart:area" chart:attached-axis="primary-y" chart:style-name="G0S0">
            <chart:data-point chart:repeated="5"/>
          </chart:series>
          <chart:series chart:label-cell-address="VM.$K$1" chart:values-cell-range-address="VM.$K$2:.$K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G$1" chart:values-cell-range-address="CPU_ALL.$G$2:.$G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6"/>
          </chart:axis>
          <chart:axis chart:dimension="y" chart:name="primary-y" chart:style-name="Axs1"/>
          <chart:series chart:label-cell-address="CPU01.$B$1" chart:values-cell-range-address="CPU01.$B$2:.$B$6" chart:class="chart:area" chart:attached-axis="primary-y" chart:style-name="G0S0">
            <chart:data-point chart:repeated="5"/>
          </chart:series>
          <chart:series chart:label-cell-address="CPU01.$C$1" chart:values-cell-range-address="CPU01.$C$2:.$C$6" chart:class="chart:area" chart:attached-axis="primary-y" chart:style-name="G0S1">
            <chart:data-point chart:repeated="5"/>
          </chart:series>
          <chart:series chart:label-cell-address="CPU01.$D$1" chart:values-cell-range-address="CPU01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6"/>
          </chart:axis>
          <chart:axis chart:dimension="y" chart:name="primary-y" chart:style-name="Axs1"/>
          <chart:series chart:label-cell-address="CPU02.$B$1" chart:values-cell-range-address="CPU02.$B$2:.$B$6" chart:class="chart:area" chart:attached-axis="primary-y" chart:style-name="G0S0">
            <chart:data-point chart:repeated="5"/>
          </chart:series>
          <chart:series chart:label-cell-address="CPU02.$C$1" chart:values-cell-range-address="CPU02.$C$2:.$C$6" chart:class="chart:area" chart:attached-axis="primary-y" chart:style-name="G0S1">
            <chart:data-point chart:repeated="5"/>
          </chart:series>
          <chart:series chart:label-cell-address="CPU02.$D$1" chart:values-cell-range-address="CPU02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6"/>
          </chart:axis>
          <chart:axis chart:dimension="y" chart:name="primary-y" chart:style-name="Axs1"/>
          <chart:series chart:label-cell-address="CPU03.$B$1" chart:values-cell-range-address="CPU03.$B$2:.$B$6" chart:class="chart:area" chart:attached-axis="primary-y" chart:style-name="G0S0">
            <chart:data-point chart:repeated="5"/>
          </chart:series>
          <chart:series chart:label-cell-address="CPU03.$C$1" chart:values-cell-range-address="CPU03.$C$2:.$C$6" chart:class="chart:area" chart:attached-axis="primary-y" chart:style-name="G0S1">
            <chart:data-point chart:repeated="5"/>
          </chart:series>
          <chart:series chart:label-cell-address="CPU03.$D$1" chart:values-cell-range-address="CPU03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6"/>
          </chart:axis>
          <chart:axis chart:dimension="y" chart:name="primary-y" chart:style-name="Axs1"/>
          <chart:series chart:label-cell-address="CPU04.$B$1" chart:values-cell-range-address="CPU04.$B$2:.$B$6" chart:class="chart:area" chart:attached-axis="primary-y" chart:style-name="G0S0">
            <chart:data-point chart:repeated="5"/>
          </chart:series>
          <chart:series chart:label-cell-address="CPU04.$C$1" chart:values-cell-range-address="CPU04.$C$2:.$C$6" chart:class="chart:area" chart:attached-axis="primary-y" chart:style-name="G0S1">
            <chart:data-point chart:repeated="5"/>
          </chart:series>
          <chart:series chart:label-cell-address="CPU04.$D$1" chart:values-cell-range-address="CPU04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60_Threads - 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6" chart:class="chart:area" chart:attached-axis="primary-y" chart:style-name="G0S0">
            <chart:data-point chart:repeated="5"/>
          </chart:series>
          <chart:series chart:label-cell-address="DISK_SUMM.$C$1" chart:values-cell-range-address="DISK_SUMM.$C$2:.$C$6" chart:class="chart:area" chart:attached-axis="primary-y" chart:style-name="G0S1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" chart:values-cell-range-address="DISK_SUMM.$B$8:.$D$8" chart:class="chart:bar" chart:attached-axis="primary-y" chart:style-name="G0S0">
            <chart:data-point chart:repeated="3"/>
          </chart:series>
          <chart:series chart:label-cell-address="DISK_SUMM.$A$9" chart:values-cell-range-address="DISK_SUMM.$B$9:.$D$9" chart:class="chart:bar" chart:attached-axis="primary-y" chart:style-name="G0S1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60_Threads (Kbytes)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:.$E$8" chart:class="chart:bar" chart:attached-axis="primary-y" chart:style-name="G0S0">
            <chart:data-point chart:repeated="4"/>
          </chart:series>
          <chart:series chart:values-cell-range-address="DISKBSIZE.$B$9:.$E$9" chart:class="chart:bar" chart:attached-axis="primary-y" chart:style-name="G0S1">
            <chart:data-point chart:repeated="4"/>
          </chart:series>
          <chart:series chart:values-cell-range-address="DISKBSIZ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60_Threads (Kbytes)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6" chart:class="chart:line" chart:attached-axis="primary-y" chart:style-name="G0S0">
            <chart:data-point chart:repeated="5"/>
          </chart:series>
          <chart:series chart:label-cell-address="DISKBSIZE.$C$1" chart:values-cell-range-address="DISKBSIZE.$C$2:.$C$6" chart:class="chart:line" chart:attached-axis="primary-y" chart:style-name="G0S1">
            <chart:data-point chart:repeated="5"/>
          </chart:series>
          <chart:series chart:label-cell-address="DISKBSIZE.$D$1" chart:values-cell-range-address="DISKBSIZE.$D$2:.$D$6" chart:class="chart:line" chart:attached-axis="primary-y" chart:style-name="G0S2">
            <chart:data-point chart:repeated="5"/>
          </chart:series>
          <chart:series chart:label-cell-address="DISKBSIZE.$E$1" chart:values-cell-range-address="DISKBSIZ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:.$E$8" chart:class="chart:bar" chart:attached-axis="primary-y" chart:style-name="G0S0">
            <chart:data-point chart:repeated="4"/>
          </chart:series>
          <chart:series chart:values-cell-range-address="DISKBUSY.$B$9:.$E$9" chart:class="chart:bar" chart:attached-axis="primary-y" chart:style-name="G0S1">
            <chart:data-point chart:repeated="4"/>
          </chart:series>
          <chart:series chart:values-cell-range-address="DISKBUSY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